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2"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82110">
            <text:p>82110</text:p>
          </table:table-cell>
          <table:table-cell office:value-type="float" office:value="65212">
            <text:p>65212</text:p>
          </table:table-cell>
          <table:table-cell table:formula="of:=[.B2]-[.C2]" office:value-type="float" office:value="16898">
            <text:p>16898</text:p>
          </table:table-cell>
          <table:table-cell table:formula="of:=[.D2]/[.C2]*100" office:value-type="float" office:value="25.9124087591241">
            <text:p>25,91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float" office:value="1176">
            <text:p>1176</text:p>
          </table:table-cell>
          <table:table-cell office:value-type="float" office:value="1005">
            <text:p>1005</text:p>
          </table:table-cell>
          <table:table-cell table:formula="of:=[.B3]-[.C3]" office:value-type="float" office:value="171">
            <text:p>171</text:p>
          </table:table-cell>
          <table:table-cell table:formula="of:=[.D3]/[.C3]*100" office:value-type="float" office:value="17.0149253731343">
            <text:p>17,0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276893">
            <text:p>276893</text:p>
          </table:table-cell>
          <table:table-cell office:value-type="float" office:value="253342">
            <text:p>253342</text:p>
          </table:table-cell>
          <table:table-cell table:formula="of:=[.B4]-[.C4]" office:value-type="float" office:value="23551">
            <text:p>23551</text:p>
          </table:table-cell>
          <table:table-cell table:formula="of:=[.D4]/[.C4]*100" office:value-type="float" office:value="9.29612934294353">
            <text:p>9,3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float" office:value="355545">
            <text:p>355545</text:p>
          </table:table-cell>
          <table:table-cell office:value-type="float" office:value="327426">
            <text:p>327426</text:p>
          </table:table-cell>
          <table:table-cell table:formula="of:=[.B5]-[.C5]" office:value-type="float" office:value="28119">
            <text:p>28119</text:p>
          </table:table-cell>
          <table:table-cell table:formula="of:=[.D5]/[.C5]*100" office:value-type="float" office:value="8.58789466932986">
            <text:p>8,5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float" office:value="392544">
            <text:p>392544</text:p>
          </table:table-cell>
          <table:table-cell office:value-type="float" office:value="322712">
            <text:p>322712</text:p>
          </table:table-cell>
          <table:table-cell table:formula="of:=[.B6]-[.C6]" office:value-type="float" office:value="69832">
            <text:p>69832</text:p>
          </table:table-cell>
          <table:table-cell table:formula="of:=[.D6]/[.C6]*100" office:value-type="float" office:value="21.6391085549964">
            <text:p>21,6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float" office:value="176714">
            <text:p>176714</text:p>
          </table:table-cell>
          <table:table-cell office:value-type="float" office:value="153845">
            <text:p>153845</text:p>
          </table:table-cell>
          <table:table-cell table:formula="of:=[.B7]-[.C7]" office:value-type="float" office:value="22869">
            <text:p>22869</text:p>
          </table:table-cell>
          <table:table-cell table:formula="of:=[.D7]/[.C7]*100" office:value-type="float" office:value="14.8649614872112">
            <text:p>14,8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float" office:value="20838">
            <text:p>20838</text:p>
          </table:table-cell>
          <table:table-cell office:value-type="float" office:value="18868">
            <text:p>18868</text:p>
          </table:table-cell>
          <table:table-cell table:formula="of:=[.B8]-[.C8]" office:value-type="float" office:value="1970">
            <text:p>1970</text:p>
          </table:table-cell>
          <table:table-cell table:formula="of:=[.D8]/[.C8]*100" office:value-type="float" office:value="10.4409582361671">
            <text:p>10,4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float" office:value="23513">
            <text:p>23513</text:p>
          </table:table-cell>
          <table:table-cell office:value-type="float" office:value="20136">
            <text:p>20136</text:p>
          </table:table-cell>
          <table:table-cell table:formula="of:=[.B9]-[.C9]" office:value-type="float" office:value="3377">
            <text:p>3377</text:p>
          </table:table-cell>
          <table:table-cell table:formula="of:=[.D9]/[.C9]*100" office:value-type="float" office:value="16.7709574890743">
            <text:p>16,7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float" office:value="389399">
            <text:p>389399</text:p>
          </table:table-cell>
          <table:table-cell office:value-type="float" office:value="342447">
            <text:p>342447</text:p>
          </table:table-cell>
          <table:table-cell table:formula="of:=[.B10]-[.C10]" office:value-type="float" office:value="46952">
            <text:p>46952</text:p>
          </table:table-cell>
          <table:table-cell table:formula="of:=[.D10]/[.C10]*100" office:value-type="float" office:value="13.7107347998376">
            <text:p>13,7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float" office:value="171232">
            <text:p>171232</text:p>
          </table:table-cell>
          <table:table-cell office:value-type="float" office:value="166955">
            <text:p>166955</text:p>
          </table:table-cell>
          <table:table-cell table:formula="of:=[.B11]-[.C11]" office:value-type="float" office:value="4277">
            <text:p>4277</text:p>
          </table:table-cell>
          <table:table-cell table:formula="of:=[.D11]/[.C11]*100" office:value-type="float" office:value="2.56176814111587">
            <text:p>2,5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51713">
            <text:p>51713</text:p>
          </table:table-cell>
          <table:table-cell office:value-type="float" office:value="47209">
            <text:p>47209</text:p>
          </table:table-cell>
          <table:table-cell table:formula="of:=[.B12]-[.C12]" office:value-type="float" office:value="4504">
            <text:p>4504</text:p>
          </table:table-cell>
          <table:table-cell table:formula="of:=[.D12]/[.C12]*100" office:value-type="float" office:value="9.54055370797941">
            <text:p>9,5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float" office:value="176366">
            <text:p>176366</text:p>
          </table:table-cell>
          <table:table-cell office:value-type="float" office:value="165390">
            <text:p>165390</text:p>
          </table:table-cell>
          <table:table-cell table:formula="of:=[.B13]-[.C13]" office:value-type="float" office:value="10976">
            <text:p>10976</text:p>
          </table:table-cell>
          <table:table-cell table:formula="of:=[.D13]/[.C13]*100" office:value-type="float" office:value="6.63643509281093">
            <text:p>6,6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float" office:value="1957200">
            <text:p>1957200</text:p>
          </table:table-cell>
          <table:table-cell office:value-type="float" office:value="1832351">
            <text:p>1832351</text:p>
          </table:table-cell>
          <table:table-cell table:formula="of:=[.B14]-[.C14]" office:value-type="float" office:value="124849">
            <text:p>124849</text:p>
          </table:table-cell>
          <table:table-cell table:formula="of:=[.D14]/[.C14]*100" office:value-type="float" office:value="6.81359630332835">
            <text:p>6,8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float" office:value="417521">
            <text:p>417521</text:p>
          </table:table-cell>
          <table:table-cell office:value-type="float" office:value="376681">
            <text:p>376681</text:p>
          </table:table-cell>
          <table:table-cell table:formula="of:=[.B15]-[.C15]" office:value-type="float" office:value="40840">
            <text:p>40840</text:p>
          </table:table-cell>
          <table:table-cell table:formula="of:=[.D15]/[.C15]*100" office:value-type="float" office:value="10.8420653019398">
            <text:p>10,84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float" office:value="159561">
            <text:p>159561</text:p>
          </table:table-cell>
          <table:table-cell office:value-type="float" office:value="133533">
            <text:p>133533</text:p>
          </table:table-cell>
          <table:table-cell table:formula="of:=[.B16]-[.C16]" office:value-type="float" office:value="26028">
            <text:p>26028</text:p>
          </table:table-cell>
          <table:table-cell table:formula="of:=[.D16]/[.C16]*100" office:value-type="float" office:value="19.491811013008">
            <text:p>19,4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float" office:value="1406890">
            <text:p>1406890</text:p>
          </table:table-cell>
          <table:table-cell office:value-type="float" office:value="1273731">
            <text:p>1273731</text:p>
          </table:table-cell>
          <table:table-cell table:formula="of:=[.B17]-[.C17]" office:value-type="float" office:value="133159">
            <text:p>133159</text:p>
          </table:table-cell>
          <table:table-cell table:formula="of:=[.D17]/[.C17]*100" office:value-type="float" office:value="10.4542481889818">
            <text:p>10,4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float" office:value="509762">
            <text:p>509762</text:p>
          </table:table-cell>
          <table:table-cell office:value-type="float" office:value="467598">
            <text:p>467598</text:p>
          </table:table-cell>
          <table:table-cell table:formula="of:=[.B18]-[.C18]" office:value-type="float" office:value="42164">
            <text:p>42164</text:p>
          </table:table-cell>
          <table:table-cell table:formula="of:=[.D18]/[.C18]*100" office:value-type="float" office:value="9.01714720764417">
            <text:p>9,02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float" office:value="101388">
            <text:p>101388</text:p>
          </table:table-cell>
          <table:table-cell office:value-type="float" office:value="95226">
            <text:p>95226</text:p>
          </table:table-cell>
          <table:table-cell table:formula="of:=[.B19]-[.C19]" office:value-type="float" office:value="6162">
            <text:p>6162</text:p>
          </table:table-cell>
          <table:table-cell table:formula="of:=[.D19]/[.C19]*100" office:value-type="float" office:value="6.4709218070695">
            <text:p>6,4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float" office:value="7339">
            <text:p>7339</text:p>
          </table:table-cell>
          <table:table-cell office:value-type="float" office:value="6932">
            <text:p>6932</text:p>
          </table:table-cell>
          <table:table-cell table:formula="of:=[.B20]-[.C20]" office:value-type="float" office:value="407">
            <text:p>407</text:p>
          </table:table-cell>
          <table:table-cell table:formula="of:=[.D20]/[.C20]*100" office:value-type="float" office:value="5.87132140796307">
            <text:p>5,87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869">
            <text:p>869</text:p>
          </table:table-cell>
          <table:table-cell office:value-type="float" office:value="815">
            <text:p>815</text:p>
          </table:table-cell>
          <table:table-cell table:formula="of:=[.B21]-[.C21]" office:value-type="float" office:value="54">
            <text:p>54</text:p>
          </table:table-cell>
          <table:table-cell table:formula="of:=[.D21]/[.C21]*100" office:value-type="float" office:value="6.62576687116565">
            <text:p>6,6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float" office:value="134177">
            <text:p>134177</text:p>
          </table:table-cell>
          <table:table-cell office:value-type="float" office:value="110301">
            <text:p>110301</text:p>
          </table:table-cell>
          <table:table-cell table:formula="of:=[.B22]-[.C22]" office:value-type="float" office:value="23876">
            <text:p>23876</text:p>
          </table:table-cell>
          <table:table-cell table:formula="of:=[.D22]/[.C22]*100" office:value-type="float" office:value="21.6462226090425">
            <text:p>21,6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float" office:value="13547">
            <text:p>13547</text:p>
          </table:table-cell>
          <table:table-cell office:value-type="float" office:value="13629">
            <text:p>13629</text:p>
          </table:table-cell>
          <table:table-cell table:formula="of:=[.B23]-[.C23]" office:value-type="float" office:value="-82">
            <text:p>-82</text:p>
          </table:table-cell>
          <table:table-cell table:formula="of:=[.D23]/[.C23]*100" office:value-type="float" office:value="-0.601658228776873">
            <text:p>-0,6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float" office:value="94185">
            <text:p>94185</text:p>
          </table:table-cell>
          <table:table-cell office:value-type="float" office:value="83879">
            <text:p>83879</text:p>
          </table:table-cell>
          <table:table-cell table:formula="of:=[.B24]-[.C24]" office:value-type="float" office:value="10306">
            <text:p>10306</text:p>
          </table:table-cell>
          <table:table-cell table:formula="of:=[.D24]/[.C24]*100" office:value-type="float" office:value="12.2867463846732">
            <text:p>12,2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12477">
            <text:p>12477</text:p>
          </table:table-cell>
          <table:table-cell office:value-type="float" office:value="11644">
            <text:p>11644</text:p>
          </table:table-cell>
          <table:table-cell table:formula="of:=[.B25]-[.C25]" office:value-type="float" office:value="833">
            <text:p>833</text:p>
          </table:table-cell>
          <table:table-cell table:formula="of:=[.D25]/[.C25]*100" office:value-type="float" office:value="7.15389900377877">
            <text:p>7,1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float" office:value="3075600">
            <text:p>3075600</text:p>
          </table:table-cell>
          <table:table-cell office:value-type="float" office:value="2884795">
            <text:p>2884795</text:p>
          </table:table-cell>
          <table:table-cell table:formula="of:=[.B26]-[.C26]" office:value-type="float" office:value="190805">
            <text:p>190805</text:p>
          </table:table-cell>
          <table:table-cell table:formula="of:=[.D26]/[.C26]*100" office:value-type="float" office:value="6.61416149154446">
            <text:p>6,6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float" office:value="128387">
            <text:p>128387</text:p>
          </table:table-cell>
          <table:table-cell office:value-type="float" office:value="122284">
            <text:p>122284</text:p>
          </table:table-cell>
          <table:table-cell table:formula="of:=[.B27]-[.C27]" office:value-type="float" office:value="6103">
            <text:p>6103</text:p>
          </table:table-cell>
          <table:table-cell table:formula="of:=[.D27]/[.C27]*100" office:value-type="float" office:value="4.99084099309803">
            <text:p>4,9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float" office:value="1445272">
            <text:p>1445272</text:p>
          </table:table-cell>
          <table:table-cell office:value-type="float" office:value="1272735">
            <text:p>1272735</text:p>
          </table:table-cell>
          <table:table-cell table:formula="of:=[.B28]-[.C28]" office:value-type="float" office:value="172537">
            <text:p>172537</text:p>
          </table:table-cell>
          <table:table-cell table:formula="of:=[.D28]/[.C28]*100" office:value-type="float" office:value="13.556396264737">
            <text:p>13,5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float" office:value="372548">
            <text:p>372548</text:p>
          </table:table-cell>
          <table:table-cell office:value-type="float" office:value="343162">
            <text:p>343162</text:p>
          </table:table-cell>
          <table:table-cell table:formula="of:=[.B29]-[.C29]" office:value-type="float" office:value="29386">
            <text:p>29386</text:p>
          </table:table-cell>
          <table:table-cell table:formula="of:=[.D29]/[.C29]*100" office:value-type="float" office:value="8.56330246355949">
            <text:p>8,5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float" office:value="907197">
            <text:p>907197</text:p>
          </table:table-cell>
          <table:table-cell office:value-type="float" office:value="791207">
            <text:p>791207</text:p>
          </table:table-cell>
          <table:table-cell table:formula="of:=[.B30]-[.C30]" office:value-type="float" office:value="115990">
            <text:p>115990</text:p>
          </table:table-cell>
          <table:table-cell table:formula="of:=[.D30]/[.C30]*100" office:value-type="float" office:value="14.6598804105626">
            <text:p>14,66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362675">
            <text:p>362675</text:p>
          </table:table-cell>
          <table:table-cell office:value-type="float" office:value="302466">
            <text:p>302466</text:p>
          </table:table-cell>
          <table:table-cell table:formula="of:=[.B31]-[.C31]" office:value-type="float" office:value="60209">
            <text:p>60209</text:p>
          </table:table-cell>
          <table:table-cell table:formula="of:=[.D31]/[.C31]*100" office:value-type="float" office:value="19.906039025874">
            <text:p>19,9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float" office:value="192133">
            <text:p>192133</text:p>
          </table:table-cell>
          <table:table-cell office:value-type="float" office:value="161481">
            <text:p>161481</text:p>
          </table:table-cell>
          <table:table-cell table:formula="of:=[.B32]-[.C32]" office:value-type="float" office:value="30652">
            <text:p>30652</text:p>
          </table:table-cell>
          <table:table-cell table:formula="of:=[.D32]/[.C32]*100" office:value-type="float" office:value="18.9817997163753">
            <text:p>18,9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float" office:value="69769">
            <text:p>69769</text:p>
          </table:table-cell>
          <table:table-cell office:value-type="float" office:value="63428">
            <text:p>63428</text:p>
          </table:table-cell>
          <table:table-cell table:formula="of:=[.B33]-[.C33]" office:value-type="float" office:value="6341">
            <text:p>6341</text:p>
          </table:table-cell>
          <table:table-cell table:formula="of:=[.D33]/[.C33]*100" office:value-type="float" office:value="9.99716213659582">
            <text:p>10,0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float" office:value="221812">
            <text:p>221812</text:p>
          </table:table-cell>
          <table:table-cell office:value-type="float" office:value="203612">
            <text:p>203612</text:p>
          </table:table-cell>
          <table:table-cell table:formula="of:=[.B34]-[.C34]" office:value-type="float" office:value="18200">
            <text:p>18200</text:p>
          </table:table-cell>
          <table:table-cell table:formula="of:=[.D34]/[.C34]*100" office:value-type="float" office:value="8.93856943598609">
            <text:p>8,9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float" office:value="284819">
            <text:p>284819</text:p>
          </table:table-cell>
          <table:table-cell office:value-type="float" office:value="269193">
            <text:p>269193</text:p>
          </table:table-cell>
          <table:table-cell table:formula="of:=[.B35]-[.C35]" office:value-type="float" office:value="15626">
            <text:p>15626</text:p>
          </table:table-cell>
          <table:table-cell table:formula="of:=[.D35]/[.C35]*100" office:value-type="float" office:value="5.80475718165034">
            <text:p>5,8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float" office:value="433069">
            <text:p>433069</text:p>
          </table:table-cell>
          <table:table-cell office:value-type="float" office:value="390408">
            <text:p>390408</text:p>
          </table:table-cell>
          <table:table-cell table:formula="of:=[.B36]-[.C36]" office:value-type="float" office:value="42661">
            <text:p>42661</text:p>
          </table:table-cell>
          <table:table-cell table:formula="of:=[.D36]/[.C36]*100" office:value-type="float" office:value="10.9272863260999">
            <text:p>10,9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float" office:value="2014386">
            <text:p>2014386</text:p>
          </table:table-cell>
          <table:table-cell office:value-type="float" office:value="1843918">
            <text:p>1843918</text:p>
          </table:table-cell>
          <table:table-cell table:formula="of:=[.B37]-[.C37]" office:value-type="float" office:value="170468">
            <text:p>170468</text:p>
          </table:table-cell>
          <table:table-cell table:formula="of:=[.D37]/[.C37]*100" office:value-type="float" office:value="9.24487965299975">
            <text:p>9,2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float" office:value="2155162">
            <text:p>2155162</text:p>
          </table:table-cell>
          <table:table-cell office:value-type="float" office:value="1897543">
            <text:p>1897543</text:p>
          </table:table-cell>
          <table:table-cell table:formula="of:=[.B38]-[.C38]" office:value-type="float" office:value="257619">
            <text:p>257619</text:p>
          </table:table-cell>
          <table:table-cell table:formula="of:=[.D38]/[.C38]*100" office:value-type="float" office:value="13.5764512319352">
            <text:p>13,58</text:p>
          </table:table-cell>
        </table:table-row>
        <table:table-row table:style-name="ro1">
          <table:table-cell office:value-type="string">
            <text:p>Suma</text:p>
          </table:table-cell>
          <table:table-cell table:formula="of:=SUM([.B2:.B38])" office:value-type="float" office:value="18595788">
            <text:p>18595788</text:p>
          </table:table-cell>
          <table:table-cell table:formula="of:=SUM([.C2:.C38])" office:value-type="float" office:value="16837099">
            <text:p>16837099</text:p>
          </table:table-cell>
          <table:table-cell table:formula="of:=SUM([.D2:.D38])" office:value-type="float" office:value="1758689">
            <text:p>1758689</text:p>
          </table:table-cell>
          <table:table-cell table:formula="of:=[.D39]/[.C39]*100" office:value-type="float" office:value="10.4453207764592">
            <text:p>10,45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A4:Arkusz1.E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09:49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19T09:49:50.79</dc:date>
    <dc:creator>Andrzej Bystrzycki</dc:creator>
    <meta:editing-duration>PT3H49M49S</meta:editing-duration>
    <meta:editing-cycles>30</meta:editing-cycles>
    <meta:generator>OpenOffice.org/3.3$Win32 OpenOffice.org_project/330m20$Build-9567</meta:generator>
    <meta:document-statistic meta:table-count="3" meta:cell-count="195" meta:object-count="0"/>
  </office:meta>
</office:document-meta>
</file>